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B4218A9A38F5CB0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B4218A9A38F5CB0C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wast de voeten </text:span></text:p>
            <text:p text:style-name="P2"><text:span text:style-name="T1">van discipelen</text:span></text:p>
            <text:p text:style-name="P3"><text:span text:style-name="T2">(Johannes 13:1-1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0:24.432000000</dc:date>
    <meta:editing-duration>PT2H25M31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